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1.517cm"/>
    </style:style>
    <style:style style:name="Таблица1.B" style:family="table-column">
      <style:table-column-properties style:column-width="11.187cm"/>
    </style:style>
    <style:style style:name="Таблица1.C" style:family="table-column">
      <style:table-column-properties style:column-width="4.297cm"/>
    </style:style>
    <style:style style:name="Таблица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3">
      <style:text-properties style:font-name="Times New Roman" fo:font-size="14pt" style:font-size-asian="14pt" style:font-size-complex="14pt"/>
    </style:style>
    <style:style style:name="P3" style:family="paragraph" style:parent-style-name="Heading_20_4">
      <style:paragraph-properties fo:margin-left="0cm" fo:margin-right="0cm" fo:text-indent="0cm" style:auto-text-indent="false" fo:padding="0cm" fo:border="none"/>
    </style:style>
    <style:style style:name="P4" style:family="paragraph" style:parent-style-name="Heading_20_4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Heading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7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20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21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25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6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Times New Roman"/>
    </style:style>
    <style:style style:name="T3" style:family="text">
      <style:text-properties style:font-name="Times New Roman" loext:padding="0cm" loext:border="none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size-complex="14pt" loext:padding="0cm" loext:border="none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Задание 1. Теоретическая часть</text:h>
      <text:p text:style-name="P8"><text:span text:style-name="Strong_20_Emphasis"><text:span text:style-name="T4"/></text:span></text:p>
      <text:p text:style-name="P8"><text:span text:style-name="Strong_20_Emphasis"><text:span text:style-name="T4">1. Определение:</text:span></text:span></text:p>
      <text:list text:style-name="L1">
        <text:list-item>
          <text:p text:style-name="P10"><text:span text:style-name="Strong_20_Emphasis"><text:span text:style-name="T4">Измерительные методы оценки программ</text:span></text:span><text:span text:style-name="T4"> – это методы, которые используют метрики и измерения для количественной оценки различных характеристик программного обеспечения, таких как размер, сложность, качество и производительность. Они помогают понять текущее состояние проекта, отслеживать изменения, выявлять проблемные области и принимать обоснованные решения по улучшению.</text:span></text:p>
        </text:list-item>
        <text:list-item>
          <text:p text:style-name="P10"><text:span text:style-name="Strong_20_Emphasis"><text:span text:style-name="T4">Основные цели применения:</text:span></text:span></text:p>
          <text:list>
            <text:list-item>
              <text:p text:style-name="P9"><text:span text:style-name="Strong_20_Emphasis"><text:span text:style-name="T4">Оценка качества:</text:span></text:span><text:span text:style-name="T4"> Определение соответствия программного обеспечения заданным требованиям и стандартам качества.</text:span></text:p>
            </text:list-item>
            <text:list-item>
              <text:p text:style-name="P9"><text:span text:style-name="Strong_20_Emphasis"><text:span text:style-name="T4">Управление проектом:</text:span></text:span><text:span text:style-name="T4"> Мониторинг прогресса, оценка трудозатрат и сроков.</text:span></text:p>
            </text:list-item>
            <text:list-item>
              <text:p text:style-name="P9"><text:span text:style-name="Strong_20_Emphasis"><text:span text:style-name="T4">Улучшение кода:</text:span></text:span><text:span text:style-name="T4"> Выявление проблемных мест в коде, требующих рефакторинга.</text:span></text:p>
            </text:list-item>
            <text:list-item>
              <text:p text:style-name="P9"><text:span text:style-name="Strong_20_Emphasis"><text:span text:style-name="T4">Оптимизация производительности:</text:span></text:span><text:span text:style-name="T4"> Оценка скорости работы и эффективности использования ресурсов.</text:span></text:p>
            </text:list-item>
            <text:list-item>
              <text:p text:style-name="P10"><text:span text:style-name="Strong_20_Emphasis"><text:span text:style-name="T4">Принятие решений:</text:span></text:span><text:span text:style-name="T4"> Предоставление информации для принятия обоснованных решений о дальнейшем развитии проекта.</text:span></text:p>
            </text:list-item>
          </text:list>
        </text:list-item>
      </text:list>
      <text:p text:style-name="P8"><text:span text:style-name="Strong_20_Emphasis"><text:span text:style-name="T4">2. Примеры метрик:</text:span></text:span></text:p>
      <text:list text:style-name="L2">
        <text:list-item>
          <text:p text:style-name="P12"><text:span text:style-name="Strong_20_Emphasis"><text:span text:style-name="T4">Метрики размера:</text:span></text:span></text:p>
          <text:list>
            <text:list-item>
              <text:p text:style-name="P11"><text:span text:style-name="Strong_20_Emphasis"><text:span text:style-name="T4">Строки кода (LOC):</text:span></text:span><text:span text:style-name="T4"> Подсчет количества строк кода в проекте. </text:span><text:span text:style-name="Emphasis"><text:span text:style-name="T4">Используется</text:span></text:span><text:span text:style-name="T4"> для оценки размера проекта и объема работы. </text:span><text:span text:style-name="Emphasis"><text:span text:style-name="T4">Ограничение:</text:span></text:span><text:span text:style-name="T4"> Не учитывает сложность кода и может быть необъективным при разных стилях кодирования.</text:span></text:p>
            </text:list-item>
            <text:list-item>
              <text:p text:style-name="P11"><text:span text:style-name="Strong_20_Emphasis"><text:span text:style-name="T4">Количество функций (или методов):</text:span></text:span><text:span text:style-name="T4"> Подсчет количества функций или методов в коде. </text:span><text:span text:style-name="Emphasis"><text:span text:style-name="T4">Используется</text:span></text:span><text:span text:style-name="T4"> для оценки модульности и сложности структуры программы. </text:span><text:span text:style-name="Emphasis"><text:span text:style-name="T4">Ограничение:</text:span></text:span><text:span text:style-name="T4"> Не учитывает размер и сложность каждой отдельной функции.</text:span></text:p>
            </text:list-item>
          </text:list>
        </text:list-item>
        <text:list-item>
          <text:p text:style-name="P12"><text:span text:style-name="Strong_20_Emphasis"><text:span text:style-name="T4">Метрики сложности:</text:span></text:span></text:p>
          <text:list>
            <text:list-item>
              <text:p text:style-name="P11"><text:span text:style-name="Strong_20_Emphasis"><text:span text:style-name="T4">Цикломатическая сложность (Cyclomatic Complexity):</text:span></text:span><text:span text:style-name="T4"> Измеряет количество линейно независимых путей выполнения в функции или модуле. </text:span><text:span text:style-name="Emphasis"><text:span text:style-name="T4">Используется</text:span></text:span><text:span text:style-name="T4"> для оценки сложности кода и определения количества тестов, необходимых для полного </text:span><text:soft-page-break/><text:span text:style-name="T4">покрытия. </text:span><text:span text:style-name="Emphasis"><text:span text:style-name="T4">Пример:</text:span></text:span><text:span text:style-name="T4"> Функция с одним </text:span><text:span text:style-name="Source_20_Text"><text:span text:style-name="T5">if</text:span></text:span><text:span text:style-name="T4"> имеет сложность 2 (путь </text:span><text:span text:style-name="Source_20_Text"><text:span text:style-name="T5">if</text:span></text:span><text:span text:style-name="T4"> и путь </text:span><text:span text:style-name="Source_20_Text"><text:span text:style-name="T5">else</text:span></text:span><text:span text:style-name="T4">). Функция без ветвлений имеет сложность 1. </text:span><text:span text:style-name="Emphasis"><text:span text:style-name="T4">Ограничение:</text:span></text:span><text:span text:style-name="T4"> Не учитывает сложность выражений и может быть неинформативной для больших функций.</text:span></text:p>
            </text:list-item>
          </text:list>
        </text:list-item>
        <text:list-item>
          <text:p text:style-name="P12"><text:span text:style-name="Strong_20_Emphasis"><text:span text:style-name="T4">Метрики качества:</text:span></text:span></text:p>
          <text:list>
            <text:list-item>
              <text:p text:style-name="P11"><text:span text:style-name="Strong_20_Emphasis"><text:span text:style-name="T4">Коэффициент сопровождения (Maintainability Index):</text:span></text:span><text:span text:style-name="T4"> Оценка простоты сопровождения кода, учитывающая сложность, размер и количество комментариев. </text:span><text:span text:style-name="Emphasis"><text:span text:style-name="T4">Используется</text:span></text:span><text:span text:style-name="T4"> для оценки долгосрочной стоимости владения программным обеспечением. </text:span><text:span text:style-name="Emphasis"><text:span text:style-name="T4">Ограничение:</text:span></text:span><text:span text:style-name="T4"> Зависит от используемых метрик и может быть сложным в интерпретации.</text:span></text:p>
            </text:list-item>
            <text:list-item>
              <text:p text:style-name="P12"><text:span text:style-name="Strong_20_Emphasis"><text:span text:style-name="T4">Покрытие тестами (Test Coverage):</text:span></text:span><text:span text:style-name="T4"> Отношение количества строк кода, покрытых тестами, к общему количеству строк кода. </text:span><text:span text:style-name="Emphasis"><text:span text:style-name="T4">Используется</text:span></text:span><text:span text:style-name="T4"> для оценки качества тестирования и выявления не протестированных участков кода. </text:span><text:span text:style-name="Emphasis"><text:span text:style-name="T4">Пример:</text:span></text:span><text:span text:style-name="T4"> 80% покрытие означает, что 80% строк кода были выполнены хотя бы один раз во время выполнения тестов. </text:span><text:span text:style-name="Emphasis"><text:span text:style-name="T4">Ограничение:</text:span></text:span><text:span text:style-name="T4"> Не гарантирует отсутствие ошибок, если тесты написаны плохо.</text:span></text:p>
            </text:list-item>
          </text:list>
        </text:list-item>
      </text:list>
      <text:p text:style-name="P8"><text:span text:style-name="Strong_20_Emphasis"><text:span text:style-name="T4">3. Условия применения:</text:span></text:span></text:p>
      <text:list text:style-name="L3">
        <text:list-item>
          <text:p text:style-name="P14"><text:span text:style-name="Strong_20_Emphasis"><text:span text:style-name="T4">В каких случаях применяются метрики:</text:span></text:span></text:p>
          <text:list>
            <text:list-item>
              <text:p text:style-name="P15">На всех этапах жизненного цикла разработки ПО, начиная от планирования и заканчивая сопровождением.</text:p>
            </text:list-item>
            <text:list-item>
              <text:p text:style-name="P15">При проведении code review для выявления проблемных участков кода.</text:p>
            </text:list-item>
            <text:list-item>
              <text:p text:style-name="P15">При рефакторинге кода для оценки эффективности изменений.</text:p>
            </text:list-item>
            <text:list-item>
              <text:p text:style-name="P15">Для мониторинга качества кода в процессе разработки.</text:p>
            </text:list-item>
            <text:list-item>
              <text:p text:style-name="P15">Для оценки рисков и затрат при разработке и поддержке программного обеспечения.</text:p>
            </text:list-item>
          </text:list>
        </text:list-item>
        <text:list-item>
          <text:p text:style-name="P14"><text:span text:style-name="Strong_20_Emphasis"><text:span text:style-name="T4">Какие ограничения могут быть у измерительных методов:</text:span></text:span></text:p>
          <text:list>
            <text:list-item>
              <text:p text:style-name="P13"><text:span text:style-name="Strong_20_Emphasis"><text:span text:style-name="T4">Субъективность:</text:span></text:span><text:span text:style-name="T4"> Интерпретация метрик может быть субъективной и зависеть от контекста.</text:span></text:p>
            </text:list-item>
            <text:list-item>
              <text:p text:style-name="P13"><text:span text:style-name="Strong_20_Emphasis"><text:span text:style-name="T4">Неполнота:</text:span></text:span><text:span text:style-name="T4"> Метрики не всегда отражают все аспекты качества программного обеспечения.</text:span></text:p>
            </text:list-item>
            <text:list-item>
              <text:p text:style-name="P13"><text:span text:style-name="Strong_20_Emphasis"><text:span text:style-name="T4">Сложность сбора данных:</text:span></text:span><text:span text:style-name="T4"> Сбор и анализ метрик может быть трудоемким и требовать специальных инструментов.</text:span></text:p>
            </text:list-item>
            <text:list-item>
              <text:p text:style-name="P13"><text:span text:style-name="Strong_20_Emphasis"><text:span text:style-name="T4">Неправильное использование:</text:span></text:span><text:span text:style-name="T4"> Метрики могут быть использованы неправильно, например, для оценки </text:span><text:soft-page-break/><text:span text:style-name="T4">производительности разработчиков, что может привести к негативным последствиям.</text:span></text:p>
            </text:list-item>
            <text:list-item>
              <text:p text:style-name="P13"><text:span text:style-name="Strong_20_Emphasis"><text:span text:style-name="T4">Языковая зависимость:</text:span></text:span><text:span text:style-name="T4"> Некоторые метрики более применимы к определенным языкам программирования и парадигмам.</text:span></text:p>
            </text:list-item>
            <text:list-item>
              <text:p text:style-name="P14"><text:span text:style-name="Strong_20_Emphasis"><text:span text:style-name="T4">Отсутствие контекста:</text:span></text:span><text:span text:style-name="T4"> Числовые значения метрик без понимания контекста могут быть бесполезными или даже вводящими в заблуждение.</text:span></text:p>
            </text:list-item>
          </text:list>
        </text:list-item>
      </text:list>
      <text:h text:style-name="P1" text:outline-level="3"><text:span text:style-name="T4">Задание 2. Практическая часть (анализ кода)</text:span></text:h>
      <text:h text:style-name="P3" text:outline-level="4"><text:span text:style-name="T4">1. Метрики размера: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7">Файл</text:p>
            </table:table-cell>
            <table:table-cell table:style-name="Таблица1.A1" office:value-type="string">
              <text:p text:style-name="P7">Количество строк кода (без пустых строк и комментариев)</text:p>
            </table:table-cell>
            <table:table-cell table:style-name="Таблица1.A1" office:value-type="string">
              <text:p text:style-name="P7">Количество функций</text:p>
            </table:table-cell>
          </table:table-row>
        </table:table-header-rows>
        <table:table-row>
          <table:table-cell table:style-name="Таблица1.A1" office:value-type="string">
            <text:p text:style-name="P6">test1.py</text:p>
          </table:table-cell>
          <table:table-cell table:style-name="Таблица1.A1" office:value-type="string">
            <text:p text:style-name="P6">~135</text:p>
          </table:table-cell>
          <table:table-cell table:style-name="Таблица1.A1" office:value-type="string">
            <text:p text:style-name="P6">0</text:p>
          </table:table-cell>
        </table:table-row>
        <table:table-row>
          <table:table-cell table:style-name="Таблица1.A1" office:value-type="string">
            <text:p text:style-name="P6">test2.py</text:p>
          </table:table-cell>
          <table:table-cell table:style-name="Таблица1.A1" office:value-type="string">
            <text:p text:style-name="P6">~14</text:p>
          </table:table-cell>
          <table:table-cell table:style-name="Таблица1.A1" office:value-type="string">
            <text:p text:style-name="Table_20_Contents">3</text:p>
          </table:table-cell>
        </table:table-row>
      </table:table>
      <text:p text:style-name="P21"><text:span text:style-name="Strong_20_Emphasis"><text:span text:style-name="T4"/></text:span></text:p>
      <text:h text:style-name="P4" text:outline-level="4">2. Оценка сложности кода:</text:h>
      <text:p text:style-name="P8"><text:span text:style-name="Strong_20_Emphasis"><text:span text:style-name="T4">test1.py:</text:span></text:span></text:p>
      <text:list text:style-name="L6">
        <text:list-item>
          <text:p text:style-name="P22"><text:span text:style-name="T4">Код в основном состоит из циклов и условных операторов внутри циклов. Цикломатическая сложность для всего файла довольно высока, но трудно точно определить из-за отсутствия функций. Если представить, что это одна большая функция, то из-за </text:span><text:span text:style-name="Source_20_Text"><text:span text:style-name="T5">while</text:span></text:span><text:span text:style-name="T4">, </text:span><text:span text:style-name="Source_20_Text"><text:span text:style-name="T5">if</text:span></text:span><text:span text:style-name="T4"> внутри первого цикла и </text:span><text:span text:style-name="Source_20_Text"><text:span text:style-name="T5">if</text:span></text:span><text:span text:style-name="T4"> внутри второго цикла, сложность будет больше 5.</text:span></text:p>
          <text:list>
            <text:list-item>
              <text:p text:style-name="P19">while: +1</text:p>
            </text:list-item>
            <text:list-item>
              <text:p text:style-name="P19">if: +1</text:p>
            </text:list-item>
            <text:list-item>
              <text:p text:style-name="P19">if char_code in currencies: +1</text:p>
            </text:list-item>
            <text:list-item>
              <text:p text:style-name="P19">if not df.empty: +1</text:p>
            </text:list-item>
            <text:list-item>
              <text:p text:style-name="P20">if df.empty: +1</text:p>
            </text:list-item>
          </text:list>
        </text:list-item>
      </text:list>
      <text:p text:style-name="P8"><text:span text:style-name="Strong_20_Emphasis"><text:span text:style-name="T4">test2.py:</text:span></text:span></text:p>
      <text:list text:style-name="L7">
        <text:list-item>
          <text:p text:style-name="P23"><text:span text:style-name="Strong_20_Emphasis"><text:span text:style-name="T4">calculate_sum(a, b):</text:span></text:span><text:span text:style-name="T4"> Цикломатическая сложность = 1 (нет ветвлений)</text:span></text:p>
        </text:list-item>
        <text:list-item>
          <text:p text:style-name="P23"><text:span text:style-name="Strong_20_Emphasis"><text:span text:style-name="T4">factorial(n):</text:span></text:span><text:span text:style-name="T4"> Цикломатическая сложность = 2 (один </text:span><text:span text:style-name="Source_20_Text"><text:span text:style-name="T5">if</text:span></text:span><text:span text:style-name="T4"> - основание рекурсии)</text:span></text:p>
        </text:list-item>
        <text:list-item>
          <text:p text:style-name="P24"><text:span text:style-name="Strong_20_Emphasis"><text:span text:style-name="T4">print_numbers(n):</text:span></text:span><text:span text:style-name="T4"> Цикломатическая сложность = 2 (один </text:span><text:span text:style-name="Source_20_Text"><text:span text:style-name="T5">if</text:span></text:span><text:span text:style-name="T4"> внутри цикла)</text:span></text:p>
        </text:list-item>
      </text:list>
      <text:h text:style-name="P4" text:outline-level="4"><text:soft-page-break/>3. Выводы:</text:h>
      <text:list text:style-name="L8">
        <text:list-item>
          <text:p text:style-name="P26"><text:span text:style-name="Strong_20_Emphasis"><text:span text:style-name="T4">Какая функция самая сложная? Почему?</text:span></text:span></text:p>
          <text:list>
            <text:list-item>
              <text:p text:style-name="P25"><text:span text:style-name="T4">В </text:span><text:span text:style-name="Strong_20_Emphasis"><text:span text:style-name="T4">test2.py</text:span></text:span><text:span text:style-name="T4"> нет явно сложной функции. </text:span><text:span text:style-name="Source_20_Text"><text:span text:style-name="T5">factorial</text:span></text:span><text:span text:style-name="T4"> использует рекурсию, что может немного усложнить понимание, но цикломатическая сложность у неё невысокая. </text:span><text:span text:style-name="Source_20_Text"><text:span text:style-name="T5">print_numbers</text:span></text:span><text:span text:style-name="T4"> имеет цикл и условный оператор, что делает ее немного сложнее, чем </text:span><text:span text:style-name="Source_20_Text"><text:span text:style-name="T5">calculate_sum</text:span></text:span><text:span text:style-name="T4">.</text:span></text:p>
            </text:list-item>
            <text:list-item>
              <text:p text:style-name="P26"><text:span text:style-name="T4">В </text:span><text:span text:style-name="Strong_20_Emphasis"><text:span text:style-name="T4">test1.py</text:span></text:span><text:span text:style-name="T4"> сложность достаточно высокая. Программа выполняет множество действий последовательно, поэтому код менее модульный и более сложный для чтения, понимания и отладки.</text:span></text:p>
            </text:list-item>
          </text:list>
        </text:list-item>
      </text:list>
      <text:p text:style-name="P2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Tempora LGC Uni" fo:font-family="'Tempora LGC Uni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2:12:52.384642810</meta:creation-date>
    <dc:date>2025-06-03T12:18:38.970363077</dc:date>
    <meta:editing-duration>PT5M47S</meta:editing-duration>
    <meta:editing-cycles>1</meta:editing-cycles>
    <meta:document-statistic meta:table-count="1" meta:image-count="0" meta:object-count="0" meta:page-count="4" meta:paragraph-count="59" meta:word-count="678" meta:character-count="5011" meta:non-whitespace-character-count="4431"/>
    <meta:generator>LibreOffice/7.6.4.1$Linux_X86_64 LibreOffice_project/60$Build-1</meta:generator>
  </office:meta>
</office:document-meta>
</file>